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tkinson Hyperlegible" fo:font-size="21pt" fo:font-weight="bold" officeooo:rsid="0017299c" officeooo:paragraph-rsid="001eddc7" style:font-size-asian="18.3500003814697pt" style:font-weight-asian="bold" style:font-size-complex="21pt" style:font-weight-complex="bold"/>
    </style:style>
    <style:style style:name="P2" style:family="paragraph" style:parent-style-name="Standard">
      <style:text-properties style:font-name="Atkinson Hyperlegible" fo:font-size="21pt" fo:font-weight="bold" officeooo:rsid="001eddc7" officeooo:paragraph-rsid="001eddc7" style:font-size-asian="18.3500003814697pt" style:font-weight-asian="bold" style:font-size-complex="21pt" style:font-weight-complex="bold"/>
    </style:style>
    <style:style style:name="P3" style:family="paragraph" style:parent-style-name="Standard">
      <style:text-properties style:font-name="Atkinson Hyperlegible" fo:font-size="18pt" fo:font-weight="normal" officeooo:rsid="0017299c" officeooo:paragraph-rsid="001eddc7"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Atkinson Hyperlegible" fo:font-size="13pt" fo:font-weight="normal" officeooo:rsid="001eddc7" officeooo:paragraph-rsid="001eddc7"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Atkinson Hyperlegible" fo:font-size="21pt" fo:font-weight="normal" officeooo:rsid="001eddc7" officeooo:paragraph-rsid="001eddc7" style:font-size-asian="21pt" style:font-weight-asian="normal" style:font-size-complex="21pt" style:font-weight-complex="normal"/>
    </style:style>
    <style:style style:name="P6" style:family="paragraph" style:parent-style-name="Standard">
      <style:paragraph-properties fo:text-align="center" style:justify-single-word="false"/>
      <style:text-properties style:font-name="Atkinson Hyperlegible" fo:font-size="13pt" fo:font-weight="normal" officeooo:rsid="001eddc7" officeooo:paragraph-rsid="001eddc7" style:font-size-asian="13pt" style:font-weight-asian="normal" style:font-size-complex="13pt" style:font-weight-complex="normal"/>
    </style:style>
    <style:style style:name="P7"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1eddc7" officeooo:paragraph-rsid="001eddc7" style:font-size-asian="13pt" style:font-weight-asian="normal" style:font-size-complex="13pt" style:font-weight-complex="normal"/>
    </style:style>
    <style:style style:name="P8"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1f7eb6" officeooo:paragraph-rsid="001f7eb6" style:font-size-asian="13pt" style:font-weight-asian="normal" style:font-size-complex="13pt" style:font-weight-complex="normal"/>
    </style:style>
    <style:style style:name="P9"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12cbf" officeooo:paragraph-rsid="00212cbf" style:font-size-asian="13pt" style:font-weight-asian="normal" style:font-size-complex="13pt" style:font-weight-complex="normal"/>
    </style:style>
    <style:style style:name="P10"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2a7a5" officeooo:paragraph-rsid="0022a7a5" style:font-size-asian="13pt" style:font-weight-asian="normal" style:font-size-complex="13pt" style:font-weight-complex="normal"/>
    </style:style>
    <style:style style:name="P11"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46e73" officeooo:paragraph-rsid="0022a7a5" style:font-size-asian="13pt" style:font-weight-asian="normal" style:font-size-complex="13pt" style:font-weight-complex="normal"/>
    </style:style>
    <style:style style:name="P12"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46e73" officeooo:paragraph-rsid="00246e73" style:font-size-asian="13pt" style:font-weight-asian="normal" style:font-size-complex="13pt" style:font-weight-complex="normal"/>
    </style:style>
    <style:style style:name="P13"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12cbf" officeooo:paragraph-rsid="00212cbf" style:font-size-asian="11.3500003814697pt" style:font-weight-asian="normal" style:font-size-complex="13pt" style:font-weight-complex="normal"/>
    </style:style>
    <style:style style:name="P14" style:family="paragraph" style:parent-style-name="Standard">
      <style:paragraph-properties fo:margin-top="0.0398in" fo:margin-bottom="0.0398in" style:contextual-spacing="false" fo:line-height="150%" fo:text-align="start" style:justify-single-word="false"/>
      <style:text-properties style:font-name="Atkinson Hyperlegible" fo:font-size="13pt" fo:font-weight="normal" officeooo:rsid="0022a7a5" officeooo:paragraph-rsid="0022a7a5" style:font-size-asian="11.3500003814697pt" style:font-weight-asian="normal" style:font-size-complex="13pt" style:font-weight-complex="normal"/>
    </style:style>
    <style:style style:name="T1" style:family="text">
      <style:text-properties officeooo:rsid="00161b75"/>
    </style:style>
    <style:style style:name="T2" style:family="text">
      <style:text-properties fo:font-size="14pt" style:font-size-asian="14pt" style:font-size-complex="14pt"/>
    </style:style>
    <style:style style:name="T3" style:family="text">
      <style:text-properties fo:font-size="14pt" fo:font-weight="bold" officeooo:rsid="0017299c"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officeooo:rsid="001f7eb6"/>
    </style:style>
    <style:style style:name="T6" style:family="text">
      <style:text-properties officeooo:rsid="00212cbf"/>
    </style:style>
    <style:style style:name="T7" style:family="text">
      <style:text-properties officeooo:rsid="00246e73"/>
    </style:style>
    <style:style style:name="T8" style:family="text">
      <style:text-properties officeooo:rsid="0022a7a5"/>
    </style:style>
    <style:style style:name="T9" style:family="text">
      <style:text-properties officeooo:rsid="0026074b"/>
    </style:style>
    <style:style style:name="T10" style:family="text">
      <style:text-properties fo:font-size="21pt" fo:font-weight="bold" style:font-size-asian="21pt" style:font-weight-asian="bold" style:font-size-complex="21pt" style:font-weight-complex="bold"/>
    </style:style>
    <style:style style:name="T11" style:family="text">
      <style:text-properties fo:font-size="15pt" style:font-size-asian="15pt" style:font-size-complex="15pt"/>
    </style:style>
    <style:style style:name="T12" style:family="text">
      <style:text-properties fo:font-style="italic" officeooo:rsid="0022a7a5" style:font-style-asian="italic" style:font-style-complex="italic"/>
    </style:style>
    <style:style style:name="T13" style:family="text">
      <style:text-properties fo:font-style="normal" officeooo:rsid="0022a7a5"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1">MET CS<text:span text:style-name="T1">5</text:span>66</text:p>
      <text:p text:style-name="P2">Project Proposal</text:p>
      <text:p text:style-name="P3"><text:span text:style-name="T2"/></text:p>
      <text:p text:style-name="P4"><text:span text:style-name="T3"/></text:p>
      <text:p text:style-name="P5"><text:span text:style-name="T4">An Examination of Lattice-based Cryptography </text:span></text:p>
      <text:p text:style-name="P5"><text:span text:style-name="T4">through the Kyber Algorithm</text:span></text:p>
      <text:p text:style-name="P6"><text:span text:style-name="T4"/></text:p>
      <text:p text:style-name="P4"><text:span text:style-name="T4"/></text:p>
      <text:p text:style-name="P7">As quantum supremacy inches closer t<text:span text:style-name="T5">o reality</text:span>, public key systems <text:span text:style-name="T5">demand</text:span> new <text:span text:style-name="T5">methods to preserve security</text:span> in the presence of quantum computers. The National Institute of Standards and Technology (NIST), announced the first four quantum-resistant cryptographic algorithms in 2022, where <text:a xlink:type="simple" xlink:href="https://pq-crystals.org/kyber/index.shtml" text:style-name="Internet_20_link" text:visited-style-name="Visited_20_Internet_20_Link"><text:span text:style-name="T5">CRYSTALS-Kyber</text:span></text:a><text:span text:style-name="T5"> was named for general encryption. </text:span></text:p>
      <text:p text:style-name="P7"/>
      <text:p text:style-name="P8">The Kyber algorithm differs from existing public key methods such as RSA and ECC as it employs the use of lattice-based cryptography to generate public and private keys in the forms of vectors in a multi-dimensional matrix. <text:span text:style-name="T6">According to the CRYSTALS website, Kyber’s “security is based on the hardness of solving the learning-with-erro</text:span><text:span text:style-name="T7">r</text:span><text:span text:style-name="T6">s (LWE) problem over module lattices” achieving security against known classical and quantum attacks.</text:span></text:p>
      <text:p text:style-name="P9"/>
      <text:p text:style-name="P9">Th<text:span text:style-name="T8">is</text:span> project will focus on how the Kyber algorithm generates keys, encrypts data, and decrypts data, in addition to performing an analysis on the efficiency of the algorithm compared to an existing and widely used public key method such as RSA. <text:span text:style-name="T8">This will take into account the time it takes to generate keys, key sizes, and the time required to encrypt and decrypt a variety of examples of data to gain a better understanding of how post-quantum cryptographic algorithms can be used on classical machines.</text:span></text:p>
      <text:p text:style-name="P10"><text:soft-page-break/>The <text:span text:style-name="T9">following</text:span> libraries allow for both Kyber and RSA to be implemented through the Rust language:</text:p>
      <text:p text:style-name="P10">Rust crate pqc_kyber: <text:a xlink:type="simple" xlink:href="https://docs.rs/pqc_kyber/latest/pqc_kyber/index.html" text:style-name="Internet_20_link" text:visited-style-name="Visited_20_Internet_20_Link">https://docs.rs/pqc_kyber/latest/pqc_kyber/index.html</text:a></text:p>
      <text:p text:style-name="P10">Rust crate rsa: <text:a xlink:type="simple" xlink:href="https://docs.rs/rsa/latest/rsa/" text:style-name="Internet_20_link" text:visited-style-name="Visited_20_Internet_20_Link">https://docs.rs/rsa/latest/rsa/</text:a></text:p>
      <text:p text:style-name="P11"/>
      <text:p text:style-name="P12">Working with this algorithm is particularly interesting to me as I believe that it will be necessary for secure communication in the near future as quantum chips such as IBM’s Heron, Google’s Willow, and Microsoft’s Majorana achieve higher qubit counts, improved error correction, and longer states of operation. </text:p>
      <text:p text:style-name="P7"/>
      <text:p text:style-name="P7"/>
      <text:p text:style-name="P7"/>
      <text:p text:style-name="P7"/>
      <text:p text:style-name="P7"/>
      <text:p text:style-name="P7"/>
      <text:p text:style-name="P7"/>
      <text:p text:style-name="P9"><text:span text:style-name="T10">Resources:</text:span><text:span text:style-name="T11"> </text:span></text:p>
      <text:p text:style-name="P13"><text:span text:style-name="T8">Lima, Ribeiro, Queiroz, Quintino, Silva, Santos, Roberto </text:span>“<text:span text:style-name="T8">Evaluating Kyber post-quantum KEM in a mobile application</text:span>” <text:span text:style-name="T12">NIST</text:span><text:span text:style-name="T13">, </text:span><text:a xlink:type="simple" xlink:href="https://csrc.nist.gov/CSRC/media/Events/third-pqc-standardization-conference/documents/accepted-papers/ribeiro-evaluating-kyber-pqc2021.pdf" text:style-name="Internet_20_link" text:visited-style-name="Visited_20_Internet_20_Link"><text:span text:style-name="T13">https://csrc.nist.gov/CSRC/media/Events/third-pqc-standardization-conference/documents/accepted-papers/ribeiro-evaluating-kyber-pqc2021.pdf</text:span></text:a></text:p>
      <text:p text:style-name="P14"><text:span text:style-name="T14"/></text:p>
      <text:p text:style-name="P14"><text:span text:style-name="T14">Gonzales, Ruben, “Kyber – How does it work?”, </text:span><text:span text:style-name="T15">Approachable Cryptography</text:span><text:span text:style-name="T14">, </text:span><text:a xlink:type="simple" xlink:href="https://cryptopedia.dev/posts/kyber/" text:style-name="Internet_20_link" text:visited-style-name="Visited_20_Internet_20_Link"><text:span text:style-name="T14">https://cryptopedia.dev/posts/kybe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9T00:19:36.077000000</meta:creation-date>
    <meta:generator>LibreOffice/24.8.5.2$Windows_X86_64 LibreOffice_project/fddf2685c70b461e7832239a0162a77216259f22</meta:generator>
    <dc:date>2025-04-09T01:25:35.707000000</dc:date>
    <meta:editing-duration>PT16M8S</meta:editing-duration>
    <meta:editing-cycles>3</meta:editing-cycles>
    <meta:print-date>2025-04-09T01:20:41.155000000</meta:print-date>
    <meta:printed-by>PDF files</meta:printed-by>
    <meta:document-statistic meta:table-count="0" meta:image-count="0" meta:object-count="0" meta:page-count="2" meta:paragraph-count="15" meta:word-count="312" meta:character-count="2304" meta:non-whitespace-character-count="2002"/>
  </office:meta>
</office:document-meta>
</file>